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1cm" svg:height="8.491cm" svg:x="0.1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12:58.408428367</dc:date>
    <meta:editing-duration>PT3M21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492cm" xlink:href="." xlink:type="simple" chart:class="chart:scatter" chart:style-name="ch1">
        <chart:plot-area chart:style-name="ch2" chart:data-source-has-labels="both" svg:x="0.303cm" svg:y="0.169cm" svg:width="14.586cm" svg:height="8.154cm">
          <chartooo:coordinate-region svg:x="0.845cm" svg:y="0.368cm" svg:width="13.95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